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6CE000004D09E1DF8013B012C1F.png" manifest:media-type="image/png"/>
  <manifest:file-entry manifest:full-path="Pictures/10000201000006CE000004D0DB477F534DA5326D.png" manifest:media-type="image/png"/>
  <manifest:file-entry manifest:full-path="Pictures/10000201000006CE000004D060BE7448604C9E08.png" manifest:media-type="image/png"/>
  <manifest:file-entry manifest:full-path="Pictures/10000201000006CE000004D04D3028688459C973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Playfair Display" svg:font-family="'Playfair Displa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Playfair Display" fo:font-size="22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Playfair Display" fo:font-size="22pt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3"><text:database-display text:table-name="Sheet1" text:table-type="table" text:column-name="Nama" text:database-name="Nama_Sertifikat_Workshop2">&lt;Nama&gt;</text:database-display></text:p>
      <text:p text:style-name="Standard"/>
      <text:p text:style-name="P1"><text:s text:c="66"/></text:p>
      <text:p text:style-name="P1"><text:s text:c="196"/></text:p>
      <text:p text:style-name="P1"><text:s text:c="144"/></text:p>
      <text:p text:style-name="P1"/>
      <text:p text:style-name="P1"/>
      <text:p text:style-name="P1"><text:s text:c="25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Playfair Display" svg:font-family="'Playfair Displa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ertifikat_5f_workshop_5f_pembelajaranabad212" draw:display-name="sertifikat_workshop_pembelajaranabad212" xlink:href="Pictures/10000201000006CE000004D060BE7448604C9E08.png" xlink:type="simple" xlink:show="embed" xlink:actuate="onLoad"/>
    <draw:fill-image draw:name="sertifikat_5f_workshop_5f_pembelajaranabad213" draw:display-name="sertifikat_workshop_pembelajaranabad213" xlink:href="Pictures/10000201000006CE000004D04D3028688459C973.png" xlink:type="simple" xlink:show="embed" xlink:actuate="onLoad"/>
    <draw:fill-image draw:name="sertifikat_5f_workshop_5f_pembelajaranabad214" draw:display-name="sertifikat_workshop_pembelajaranabad214" xlink:href="Pictures/10000201000006CE000004D0DB477F534DA5326D.png" xlink:type="simple" xlink:show="embed" xlink:actuate="onLoad"/>
    <draw:fill-image draw:name="sertifikat_5f_workshop_5f_pembelajaranabad215" draw:display-name="sertifikat_workshop_pembelajaranabad215" xlink:href="Pictures/10000201000006CE000004D09E1DF8013B012C1F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in" fo:margin-bottom="0in" fo:margin-left="0in" fo:margin-right="0in" style:writing-mode="lr-tb" draw:fill="bitmap" draw:fill-image-name="sertifikat_5f_workshop_5f_pembelajaranabad215" style:repeat="stretch" draw:fill-image-ref-point-x="0%" draw:fill-image-ref-point-y="0%" draw:fill-image-ref-point="center" style:footnote-max-height="0in">
        <style:background-image xlink:href="Pictures/10000201000006CE000004D09E1DF8013B012C1F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30T10:24:33.712123521</meta:creation-date>
    <dc:date>2020-06-30T14:18:58.232092316</dc:date>
    <meta:editing-duration>PT1H33M49S</meta:editing-duration>
    <meta:editing-cycles>3</meta:editing-cycles>
    <meta:generator>LibreOffice/6.4.0.3$Linux_X86_64 LibreOffice_project/b0a288ab3d2d4774cb44b62f04d5d28733ac6df8</meta:generator>
    <meta:document-statistic meta:table-count="0" meta:image-count="0" meta:object-count="0" meta:page-count="1" meta:paragraph-count="5" meta:word-count="1" meta:character-count="663" meta:non-whitespace-character-count="6"/>
  </office:meta>
</office:document-meta>
</file>